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officeooo:rsid="00069688" officeooo:paragraph-rsid="0019daf1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Courier New" fo:font-size="10pt" fo:font-weight="bold" officeooo:rsid="00090ad3" officeooo:paragraph-rsid="0019daf1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ourier New" fo:font-size="10pt" fo:font-weight="normal" officeooo:rsid="00090ad3" officeooo:paragraph-rsid="0019daf1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Courier New" fo:font-size="10pt" fo:font-weight="normal" officeooo:rsid="0019daf1" officeooo:paragraph-rsid="0019daf1" style:font-size-asian="10pt" style:font-weight-asian="normal" style:font-size-complex="10pt" style:font-weight-complex="normal"/>
    </style:style>
    <style:style style:name="T1" style:family="text">
      <style:text-properties officeooo:rsid="0019daf1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dotted" style:text-underline-width="bold" style:text-underline-color="font-color"/>
    </style:style>
    <style:style style:name="T4" style:family="text">
      <style:text-properties officeooo:rsid="001a6d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<text:span text:style-name="T1">7</text:span></text:p>
      <text:p text:style-name="P1">Tema 4. Transformacion Modelo E/R al Modelo Relacional</text:p>
      <text:p text:style-name="P2">Base de dato<text:span text:style-name="T1">s</text:span> 25/26</text:p>
      <text:p text:style-name="P2">Adrián Campos Espejo</text:p>
      <text:p text:style-name="P3"/>
      <text:p text:style-name="P4">Empleado (<text:span text:style-name="T2">#id</text:span>, <text:span text:style-name="T2">dni</text:span>, nombre, fechaNac, edad-d-*)</text:p>
      <text:p text:style-name="P4">Vehiculos (<text:span text:style-name="T2">#id</text:span>, modelo, marca, matricula, tipo, <text:span text:style-name="T3">empleado_id</text:span>)</text:p>
      <text:p text:style-name="P4"><text:tab/>empleado_id → Empleado<text:span text:style-name="T4"> </text:span>(Not Null, M:C, B:C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1T10:05:41.355784700</meta:creation-date>
    <dc:date>2025-11-21T10:10:02.398716400</dc:date>
    <meta:editing-duration>PT4M21S</meta:editing-duration>
    <meta:editing-cycles>1</meta:editing-cycles>
    <meta:document-statistic meta:table-count="0" meta:image-count="0" meta:object-count="0" meta:page-count="1" meta:paragraph-count="7" meta:word-count="37" meta:character-count="257" meta:non-whitespace-character-count="226"/>
    <meta:generator>LibreOffice/25.8.2.1$Windows_X86_64 LibreOffice_project/345526217a4027cb1b9ab39bd7153c8c141a1d64</meta:generator>
  </office:meta>
</office:document-meta>
</file>